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7b87e"/>
    </style:style>
    <style:style style:name="P2" style:family="paragraph" style:parent-style-name="Standard">
      <style:text-properties officeooo:rsid="0007b87e" officeooo:paragraph-rsid="0007b87e"/>
    </style:style>
    <style:style style:name="P3" style:family="paragraph" style:parent-style-name="Standard">
      <style:text-properties fo:font-weight="bold" officeooo:paragraph-rsid="0007b87e"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rrion</text:p>
      <text:p text:style-name="Standard">Symbole : une épée.</text:p>
      <text:p text:style-name="P1"><text:span text:style-name="T1">Séminaire :</text:span></text:p>
      <text:p text:style-name="P1">Le prêtre a étudié au séminaire, il obtient un bonus de +5 à tous les tests en connaissance des religions, en héraldique et à tous les tests sociaux (convaincre, etc.) auprès des membres de la noblesse ou des forces de l’ordre.</text:p>
      <text:p text:style-name="P1"><text:span text:style-name="T1">Cérémonie (L)* :</text:span></text:p>
      <text:p text:style-name="P1">Ce sort permet au prêtre de bénir ses alliés (jusqu’à une personne par niveau) chaque matin, pour peu que chacun d’eux participe de façon sincère à un rituel sacré d’une dizaine de minutes. Chaque bénéficiaire gagne la possibilité de relancer un dé de son choix durant les prochaines 24 heures. Alternativement, un rituel plus long d’environ une heure peut être exécuté pour une cible unique lors d’une occasion spéciale : passage à la vie d’adulte, fiançailles ou mariage, serment, engagement solennel, vœux, adoubement, ordination, promo- tion. Le personnage obtient un bonus exceptionnel de +10 (ou 1 point de Chance) qu’il pourra utiliser à sa guise dans l’année qui suit sur un test de son choix.</text:p>
      <text:p text:style-name="P1"><text:span text:style-name="T1">Sceau d’ordre (L)* :</text:span></text:p>
      <text:p text:style-name="P1">Le prêtre passe son tour à prier et se place lui-même et tous ses alliés dans un rayon de 10 mètres sous le sceau de l’ordre pendant [5] tours. Pendant toute cette durée, chacun d’eux peut sacrifier le sceau pour remplacer le résultat d’un dé au choix par le résultat moyen arrondi au supérieur (11 pour un d20). Le sceau peut être utilisé après avoir pris connaissance du résultat du dé.</text:p>
      <text:p text:style-name="P3">Préséance (L)* :</text:p>
      <text:p text:style-name="P1">À la suite d’un rituel de 10 minutes, le prêtre détermine une hiérarchie dans ses alliés proches (le groupe de PJ). Désormais, celui qu’il a placé en première place obtient un bonus de +3 à tous les ef-</text:p>
      <text:p text:style-name="Standard">fets des sorts prodigués par le prêtre (soins, protection contre le mal, etc.).</text:p>
      <text:p text:style-name="Standard">Le deuxième dans la hiérarchie gagne un bonus de +2. Le troisième un bonus de +1. Les autres n’ont aucun bonus. La hiérarchie ne peut être changée qu’en cas de raison valable.</text:p>
      <text:p text:style-name="P1"><text:span text:style-name="T1">Impact de la foi :</text:span> </text:p>
      <text:p text:style-name="P1">La foi guide parfois la main du prêtre lors de ses combats contre le mal, elle lui permet de contrer les effets pervers du hasard. En action gratuite, il peut à tout moment dépenser 1 PV pour ajouter +2 à un test d’attaque ou 2 PV pour ajouter +5. Ces bonus peuvent être appliqués après avoir pris connaissance du résul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2T03:39:01.961396167</meta:creation-date>
    <meta:generator>LibreOffice/6.0.7.3$Linux_X86_64 LibreOffice_project/00m0$Build-3</meta:generator>
    <dc:date>2021-07-02T12:33:47.217134897</dc:date>
    <meta:editing-duration>PT10M11S</meta:editing-duration>
    <meta:editing-cycles>2</meta:editing-cycles>
    <meta:document-statistic meta:table-count="0" meta:image-count="0" meta:object-count="0" meta:page-count="1" meta:paragraph-count="14" meta:word-count="392" meta:character-count="2202" meta:non-whitespace-character-count="1823"/>
  </office:meta>
</office:document-meta>
</file>